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Deserializer.DefaultDeseriali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eserializer.deserialize( InputStream inputStre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Deserializer.DefaultDeserializer( @ Nullable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